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 style:data-style-name="N5100">
      <style:table-cell-properties fo:background-color="#b84747" fo:padding="0in" fo:border-left="0.0139in solid #800000" fo:border-right="0.0007in solid #800000" fo:border-top="0.0139in solid #800000" fo:border-bottom="0.0007in solid #800000">
        <style:background-image/>
      </style:table-cell-properties>
    </style:style>
    <style:style style:name="Table1.B1" style:family="table-cell" style:data-style-name="N5100">
      <style:table-cell-properties fo:background-color="#b84747" fo:padding="0in" fo:border-left="none" fo:border-right="0.0007in solid #800000" fo:border-top="0.0139in solid #800000" fo:border-bottom="0.0007in solid #800000">
        <style:background-image/>
      </style:table-cell-properties>
    </style:style>
    <style:style style:name="Table1.C1" style:family="table-cell" style:data-style-name="N5100">
      <style:table-cell-properties fo:background-color="#b84747" fo:padding="0in" fo:border-left="0.0007in solid #800000" fo:border-right="0.0139in solid #800000" fo:border-top="0.0139in solid #800000" fo:border-bottom="0.0007in solid #800000">
        <style:background-image/>
      </style:table-cell-properties>
    </style:style>
    <style:style style:name="Table1.A2" style:family="table-cell" style:data-style-name="N5100">
      <style:table-cell-properties fo:background-color="#ffffff" fo:padding="0in" fo:border-left="0.0139in solid #800000" fo:border-right="0.0007in solid #800000" fo:border-top="0.0007in solid #800000" fo:border-bottom="0.0139in solid #800000">
        <style:background-image/>
      </style:table-cell-properties>
    </style:style>
    <style:style style:name="Table1.B2" style:family="table-cell">
      <style:table-cell-properties fo:background-color="#ffffff" fo:padding="0in" fo:border-left="none" fo:border-right="0.0007in solid #800000" fo:border-top="0.0007in solid #800000" fo:border-bottom="0.0139in solid #800000">
        <style:background-image/>
      </style:table-cell-properties>
    </style:style>
    <style:style style:name="Table1.C2" style:family="table-cell">
      <style:table-cell-properties fo:background-color="#eb613d" fo:padding="0in" fo:border-left="0.0007in solid #800000" fo:border-right="0.0139in solid #800000" fo:border-top="0.0007in solid #800000" fo:border-bottom="0.0139in solid #800000">
        <style:background-image/>
      </style:table-cell-properties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 style:master-page-name="">
      <style:paragraph-properties fo:text-align="justify" style:justify-single-word="false" style:page-number="auto" style:shadow="none">
        <style:tab-stops>
          <style:tab-stop style:position="6.9252in" style:type="right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number:text-style style:name="N5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 field1 - <text:span text:style-name="T1">&lt;:tag1:&gt;</text:span><text:span text:style-name="T2">. Another text</text:span><text:span text:style-name="T1"> </text:span></text:p>
      <text:p text:style-name="P1">Sample field2 - &lt;:tag2:&gt; </text:p>
      <text:p text:style-name="Standard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float" office:value="0">
              <text:p text:style-name="P2">Header 1</text:p>
            </table:table-cell>
            <table:table-cell table:style-name="Table1.B1" office:value-type="float" office:value="0">
              <text:p text:style-name="P2"><text:s/>Header 2</text:p>
            </table:table-cell>
            <table:table-cell table:style-name="Table1.C1" office:value-type="float" office:value="0">
              <text:p text:style-name="P2"><text:s/>Header 3</text:p>
            </table:table-cell>
          </table:table-row>
        </table:table-header-rows>
        <table:table-row>
          <table:table-cell table:style-name="Table1.A2" office:value-type="float" office:value="0">
            <text:p text:style-name="P3">&lt;:field1:&gt;[:table:]</text:p>
          </table:table-cell>
          <table:table-cell table:style-name="Table1.B2" office:value-type="string">
            <text:p text:style-name="P3">&lt;:field2:&gt;</text:p>
          </table:table-cell>
          <table:table-cell table:style-name="Table1.C2" office:value-type="string">
            <text:p text:style-name="P4">&lt;:field3:&gt;</text:p>
          </table:table-cell>
        </table:table-row>
      </table:table>
      <text:p text:style-name="Standard"/>
      <text:p text:style-name="Standard"/>
      <text:p text:style-name="P6">Text to end of next line: <text:span text:style-name="T3">&lt;:tag3:&gt;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igory </meta:initial-creator>
    <meta:creation-date>2011-01-05T23:53:39</meta:creation-date>
    <dc:date>2011-01-06T13:09:20</dc:date>
    <dc:creator>Grigory </dc:creator>
    <meta:editing-duration>PT12M12S</meta:editing-duration>
    <meta:editing-cycles>2</meta:editing-cycles>
    <meta:generator>OpenOffice.org/3.3$Linux OpenOffice.org_project/330m18$Build-9556</meta:generator>
    <meta:document-statistic meta:table-count="1" meta:image-count="0" meta:object-count="0" meta:page-count="1" meta:paragraph-count="9" meta:word-count="26" meta:character-count="164"/>
  </office:meta>
</office:document-meta>
</file>